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246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co7" style:family="table-column">
      <style:table-column-properties fo:break-before="auto" style:column-width="18.036cm"/>
    </style:style>
    <style:style style:name="co8" style:family="table-column">
      <style:table-column-properties fo:break-before="auto" style:column-width="7.74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cc00"/>
    </style:style>
    <style:style style:name="ce15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8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7" table:default-cell-style-name="ce7"/>
        <table:table-column table:style-name="co1" table:number-columns-repeated="3" table:default-cell-style-name="ce3"/>
        <table:table-column table:style-name="co8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>
            <text:p>Savoir les blessés/suspendus pour la prochaine journée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8"/>
          <table:table-cell table:style-name="ce19" office:value-type="string">
            <text:p>Mode de jeu classique</text:p>
          </table:table-cell>
          <table:table-cell table:style-name="ce18" table:number-columns-repeated="3"/>
          <table:table-cell table:style-name="ce1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MPL</text:p>
          </table:table-cell>
          <table:table-cell table:style-name="ce20" office:value-type="string">
            <text:p>Script calculant le classement : prendre en compte les points, puis diff de buts, puis diff de bonus</text:p>
          </table:table-cell>
          <table:table-cell table:style-name="ce11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1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1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1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1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1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endre en compte images brassard et gardien issu du club dans calendrier.php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hercher pourquoi budget_restant pas mis à jour dans équipe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18"/>
          <table:table-cell table:style-name="ce19" office:value-type="string">
            <text:p>Mode de jeu expert</text:p>
          </table:table-cell>
          <table:table-cell table:style-name="ce18" table:number-columns-repeated="3"/>
          <table:table-cell table:style-name="ce1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18"/>
          <table:table-cell table:style-name="ce19" office:value-type="string">
            <text:p>Mode de jeu pipe</text:p>
          </table:table-cell>
          <table:table-cell table:style-name="ce18" table:number-columns-repeated="3"/>
          <table:table-cell table:style-name="ce1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8"/>
          <table:table-cell table:style-name="ce19" office:value-type="string">
            <text:p>Mode de jeu national</text:p>
          </table:table-cell>
          <table:table-cell table:style-name="ce18" table:number-columns-repeated="3"/>
          <table:table-cell table:style-name="ce1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8"/>
          <table:table-cell table:style-name="ce19" office:value-type="string">
            <text:p>Mode de jeu coupe/à la journée</text:p>
          </table:table-cell>
          <table:table-cell table:style-name="ce18" table:number-columns-repeated="3"/>
          <table:table-cell table:style-name="ce1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/>
          <table:table-cell>
            <draw:frame table:end-cell-address="DEV.B102" table:end-x="0.475cm" table:end-y="0.025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3"/>
        <table:table-column table:style-name="co1" table:default-cell-style-name="ce13"/>
        <table:table-column table:style-name="co5" table:default-cell-style-name="Default"/>
        <table:table-column table:style-name="co1" table:number-columns-repeated="3" table:default-cell-style-name="ce13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Id joueur réel adverse pas mis à jour sur bonus « Dîner »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note des remplaçants qui ne rentrent pas stockées en BDD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12" office:value-type="string">
            <text:p>28 (02/04 mars)</text:p>
          </table:table-cell>
          <table:table-cell table:style-name="ce12" office:value-type="string">
            <text:p>MPL</text:p>
          </table:table-cell>
          <table:table-cell table:style-name="ce14" office:value-type="string">
            <text:p>IHM : Comptage -1 dans la moyenne ATT car pas prise en compte du milieu qui remplace un ATT</text:p>
          </table:table-cell>
          <table:table-cell table:style-name="ce15" office:value-type="date" office:date-value="2018-03-05">
            <text:p>05/03/18</text:p>
          </table:table-cell>
          <table:table-cell table:number-columns-repeated="2" table:style-name="ce12" office:value-type="string">
            <text:p>X</text:p>
          </table:table-cell>
          <table:table-cell table:style-name="ce14" office:value-type="string">
            <text:p>Prise en compte numDef au lieu du poste</text:p>
          </table:table-cell>
          <table:table-cell table:style-name="ce14" table:number-columns-repeated="1017"/>
        </table:table-row>
        <table:table-row table:style-name="ro3">
          <table:table-cell table:number-columns-repeated="2"/>
          <table:table-cell office:value-type="string">
            <text:p>IHM : Problème affichage quand remplacement trop long</text:p>
          </table:table-cell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MPL</text:p>
          </table:table-cell>
          <table:table-cell table:style-name="ce14" office:value-type="string">
            <text:p>Script : Joueurs avec bonus erronés</text:p>
          </table:table-cell>
          <table:table-cell table:style-name="ce15" office:value-type="date" office:date-value="2018-03-05">
            <text:p>05/03/18</text:p>
          </table:table-cell>
          <table:table-cell table:number-columns-repeated="2" table:style-name="ce12" office:value-type="string">
            <text:p>X</text:p>
          </table:table-cell>
          <table:table-cell table:style-name="ce14" office:value-type="string">
            <text:p>Ajout critère sur idLigue dans requête boucle 6 du calcul des confrontations</text:p>
          </table:table-cell>
          <table:table-cell table:style-name="ce14" table:number-columns-repeated="1017"/>
        </table:table-row>
        <table:table-row table:style-name="ro3">
          <table:table-cell table:style-name="ce12"/>
          <table:table-cell table:style-name="ce12" office:value-type="string">
            <text:p>MPL</text:p>
          </table:table-cell>
          <table:table-cell table:style-name="ce14" office:value-type="string">
            <text:p>Script : Classement des équipes par ligue incorrect</text:p>
          </table:table-cell>
          <table:table-cell table:style-name="ce15" office:value-type="date" office:date-value="2018-03-08">
            <text:p>08/03/18</text:p>
          </table:table-cell>
          <table:table-cell table:number-columns-repeated="2" table:style-name="ce12" office:value-type="string">
            <text:p>X</text:p>
          </table:table-cell>
          <table:table-cell table:style-name="ce14" office:value-type="string">
            <text:p>Correction requête mettant à jour le classement</text:p>
          </table:table-cell>
          <table:table-cell table:style-name="ce14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10/03/2018</text:date>, <text:time>21:4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10T21:44:19.58</dc:date>
    <dc:creator>Max Plaiz</dc:creator>
    <meta:editing-duration>PT22H15M40S</meta:editing-duration>
    <meta:editing-cycles>50</meta:editing-cycles>
    <meta:generator>OpenOffice/4.1.3$Win32 OpenOffice.org_project/413m1$Build-9783</meta:generator>
    <meta:document-statistic meta:table-count="2" meta:cell-count="144" meta:object-count="1"/>
  </office:meta>
</office:document-meta>
</file>